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4.47cm" style:rel-column-width="16556*"/>
    </style:style>
    <style:style style:name="Table1.B" style:family="table-column">
      <style:table-column-properties style:column-width="2.778cm" style:rel-column-width="10290*"/>
    </style:style>
    <style:style style:name="Table1.C" style:family="table-column">
      <style:table-column-properties style:column-width="10.444cm" style:rel-column-width="3868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padding="0.097cm" fo:border-left="0.05pt solid #000000" fo:border-right="none" fo:border-top="none" fo:border-bottom="0.05pt solid #000000"/>
    </style:style>
    <style:style style:name="Table1.C12" style:family="table-cell" style:data-style-name="N100">
      <style:table-cell-properties fo:padding="0.097cm" fo:border-left="0.05pt solid #000000" fo:border-right="0.05pt solid #000000" fo:border-top="none" fo:border-bottom="0.05pt solid #000000"/>
    </style:style>
    <style:style style:name="Table1.A13" style:family="table-cell" style:data-style-name="N100">
      <style:table-cell-properties fo:padding="0.097cm" fo:border-left="0.05pt solid #000000" fo:border-right="none" fo:border-top="none" fo:border-bottom="0.05pt solid #000000"/>
    </style:style>
    <style:style style:name="Table1.C13" style:family="table-cell" style:data-style-name="N100">
      <style:table-cell-properties fo:padding="0.097cm" fo:border-left="0.05pt solid #000000" fo:border-right="0.05pt solid #000000" fo:border-top="none" fo:border-bottom="0.05pt solid #000000"/>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5.318cm" style:rel-column-width="19699*"/>
    </style:style>
    <style:style style:name="Tabelle1.B" style:family="table-column">
      <style:table-column-properties style:column-width="12.374cm" style:rel-column-width="4583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fo:padding="0.097cm" fo:border-left="0.05pt solid #000000" fo:border-right="0.05pt solid #000000" fo:border-top="none" fo:border-bottom="0.05pt solid #000000"/>
    </style:style>
    <style:style style:name="Tabelle4" style:family="table">
      <style:table-properties style:width="17.692cm" fo:margin-left="0cm" fo:margin-right="0.007cm" fo:break-before="auto" fo:break-after="auto" table:align="margins"/>
    </style:style>
    <style:style style:name="Tabelle4.A" style:family="table-column">
      <style:table-column-properties style:column-width="5.318cm" style:rel-column-width="19699*"/>
    </style:style>
    <style:style style:name="Tabelle4.B" style:family="table-column">
      <style:table-column-properties style:column-width="12.374cm" style:rel-column-width="4583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data-style-name="N100">
      <style:table-cell-properties fo:padding="0.097cm" fo:border-left="0.05pt solid #000000" fo:border-right="none" fo:border-top="none" fo:border-bottom="0.05pt solid #000000"/>
    </style:style>
    <style:style style:name="Tabelle4.B2" style:family="table-cell" style:data-style-name="N100">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5.318cm" style:rel-column-width="19699*"/>
    </style:style>
    <style:style style:name="Tabelle2.B" style:family="table-column">
      <style:table-column-properties style:column-width="12.374cm" style:rel-column-width="4583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data-style-name="N100">
      <style:table-cell-properties fo:padding="0.097cm" fo:border-left="0.05pt solid #000000" fo:border-right="none" fo:border-top="none" fo:border-bottom="0.05pt solid #000000"/>
    </style:style>
    <style:style style:name="Tabelle2.B2" style:family="table-cell" style:data-style-name="N100">
      <style:table-cell-properties fo:padding="0.097cm" fo:border-left="0.05pt solid #000000" fo:border-right="0.05pt solid #000000" fo:border-top="none" fo:border-bottom="0.05pt solid #000000"/>
    </style:style>
    <style:style style:name="Tabelle3" style:family="table">
      <style:table-properties style:width="17.692cm" fo:margin-left="0cm" fo:margin-right="0.007cm" fo:break-before="auto" fo:break-after="auto" table:align="margins"/>
    </style:style>
    <style:style style:name="Tabelle3.A" style:family="table-column">
      <style:table-column-properties style:column-width="5.318cm" style:rel-column-width="19699*"/>
    </style:style>
    <style:style style:name="Tabelle3.B" style:family="table-column">
      <style:table-column-properties style:column-width="12.374cm" style:rel-column-width="4583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data-style-name="N100">
      <style:table-cell-properties fo:padding="0.097cm" fo:border-left="0.05pt solid #000000" fo:border-right="none" fo:border-top="none" fo:border-bottom="0.05pt solid #000000"/>
    </style:style>
    <style:style style:name="Tabelle3.B2"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able_20_Contents">
      <style:paragraph-properties fo:text-align="justify" style:justify-single-word="false"/>
    </style:style>
    <style:style style:name="P6" style:family="paragraph" style:parent-style-name="Text_20_body">
      <style:text-properties style:font-name="Verdana1" fo:font-size="8pt" fo:font-style="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Contents_20_1">
      <style:paragraph-properties>
        <style:tab-stops>
          <style:tab-stop style:position="17.699cm" style:type="right" style:leader-style="dotted" style:leader-text="."/>
        </style:tab-stops>
      </style:paragraph-properties>
    </style:style>
    <style:style style:name="P9" style:family="paragraph" style:parent-style-name="Contents_20_2">
      <style:paragraph-properties>
        <style:tab-stops>
          <style:tab-stop style:position="17.2cm" style:type="right" style:leader-style="dotted" style:leader-text="."/>
        </style:tab-stops>
      </style:paragraph-properties>
    </style:style>
    <style:style style:name="P10" style:family="paragraph" style:parent-style-name="Contents_20_3">
      <style:paragraph-properties>
        <style:tab-stops>
          <style:tab-stop style:position="16.701cm" style:type="right" style:leader-style="dotted" style:leader-text="."/>
        </style:tab-stops>
      </style:paragraph-properties>
    </style:style>
    <style:style style:name="P11" style:family="paragraph" style:parent-style-name="Preformatted_20_Text">
      <style:text-properties officeooo:paragraph-rsid="001ecda4"/>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paragraph-properties fo:text-align="justify" style:justify-single-word="false"/>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text-properties officeooo:rsid="00154fb9"/>
    </style:style>
    <style:style style:name="P19" style:family="paragraph" style:parent-style-name="Standard" style:list-style-name="L5">
      <style:text-properties officeooo:rsid="001d235e" officeooo:paragraph-rsid="001d235e"/>
    </style:style>
    <style:style style:name="P20" style:family="paragraph" style:parent-style-name="Heading_20_1" style:master-page-name="">
      <style:paragraph-properties fo:text-align="start" style:justify-single-word="false" style:page-number="auto" fo:break-before="auto" fo:break-after="auto"/>
    </style:style>
    <style:style style:name="P21" style:family="paragraph" style:parent-style-name="List" style:list-style-name=""/>
    <style:style style:name="P2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officeooo:rsid="0011cbe2"/>
    </style:style>
    <style:style style:name="T7" style:family="text">
      <style:text-properties officeooo:rsid="0014bbb2"/>
    </style:style>
    <style:style style:name="T8" style:family="text">
      <style:text-properties officeooo:rsid="00154fb9"/>
    </style:style>
    <style:style style:name="T9" style:family="text">
      <style:text-properties officeooo:rsid="001acba8"/>
    </style:style>
    <style:style style:name="T10" style:family="text">
      <style:text-properties officeooo:rsid="001ecda4"/>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20" text:outline-level="1"><text:bookmark-start text:name="__RefHeading__2619_1832922672"/><text:title>EXT: Generic Gallery</text:title><text:bookmark-end text:name="__RefHeading__2619_1832922672"/></text:h>
      <text:p text:style-name="Text_20_body"><text:bookmark-start text:name="__RefHeading__526_1232921382"/>Extension Key: <text:subject>generic_gallery</text:subject><text:bookmark-end text:name="__RefHeading__526_1232921382"/></text:p>
      <text:p text:style-name="Text_20_body"><text:bookmark-start text:name="__RefHeading__528_1232921382"/>Language: <text:user-defined style:data-style-name="N0" text:name="language (en, de, fr, nl, dk, es, ... )">en</text:user-defined><text:bookmark-end text:name="__RefHeading__528_1232921382"/></text:p>
      <text:p text:style-name="Text_20_body"><text:bookmark-start text:name="__RefHeading__530_1232921382"/>Keywords: <text:keywords>forEditors, forAdmins, forBeginners, fal, gallery, picture, image, slideshow, slide, java-script, js, template, exif, iptc, ajax, jquery, mootools</text:keywords><text:bookmark-end text:name="__RefHeading__530_1232921382"/></text:p>
      <text:p text:style-name="Text_20_body"><text:bookmark-start text:name="__RefHeading__532_1232921382"/>Copyright 2010-201<text:span text:style-name="T6">4</text:span>, <text:user-defined style:data-style-name="N0" text:name="Author">Felix Nagel</text:user-defined>, &lt;<text:user-defined style:data-style-name="N0" text:name="Email">info@felixnagel.com</text:user-defined>&gt;<text:bookmark-end text:name="__RefHeading__532_1232921382"/></text:p>
      <text:p text:style-name="Text_20_body"/>
      <text:p text:style-name="Text_20_body"><text:bookmark-start text:name="__RefHeading__534_1232921382"/>This document is published under the Open Content License<text:bookmark-end text:name="__RefHeading__534_1232921382"/></text:p>
      <text:p text:style-name="Text_20_body"><text:bookmark-start text:name="__RefHeading__536_1232921382"/>available from http://www.opencontent.org/opl.shtml<text:bookmark-end text:name="__RefHeading__536_1232921382"/></text:p>
      <text:p text:style-name="Text_20_body"/>
      <text:p text:style-name="Text_20_body"><text:bookmark-start text:name="__RefHeading__538_1232921382"/>The content of this document is related to TYPO3 <text:bookmark-end text:name="__RefHeading__538_1232921382"/></text:p>
      <text:p text:style-name="Text_20_body"><text:bookmark-start text:name="__RefHeading__540_1232921382"/>- a GNU/GPL CMS/Framework available from www.typo3.org<text:line-break/><text:bookmark-end text:name="__RefHeading__540_1232921382"/></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2619_1832922672" text:style-name="Internet_20_link" text:visited-style-name="Internet_20_link">EXT: Generic Gallery<text:tab/>1</text:a></text:p>
          <text:p text:style-name="P9"><text:a xlink:type="simple" xlink:href="#__RefHeading__2621_1832922672" text:style-name="Internet_20_link" text:visited-style-name="Internet_20_link">Introduction<text:tab/>3</text:a></text:p>
          <text:p text:style-name="P10"><text:a xlink:type="simple" xlink:href="#__RefHeading__2623_1832922672" text:style-name="Internet_20_link" text:visited-style-name="Internet_20_link">What does it do?<text:tab/>3</text:a></text:p>
          <text:p text:style-name="P10"><text:a xlink:type="simple" xlink:href="#__RefHeading__2631_1832922672" text:style-name="Internet_20_link" text:visited-style-name="Internet_20_link">Screenshots<text:tab/>3</text:a></text:p>
          <text:p text:style-name="P9"><text:a xlink:type="simple" xlink:href="#__RefHeading__2639_1832922672" text:style-name="Internet_20_link" text:visited-style-name="Internet_20_link">Users manual<text:tab/>4</text:a></text:p>
          <text:p text:style-name="P9"><text:a xlink:type="simple" xlink:href="#__RefHeading__2645_1832922672" text:style-name="Internet_20_link" text:visited-style-name="Internet_20_link">Administration<text:tab/>5</text:a></text:p>
          <text:p text:style-name="P9"><text:a xlink:type="simple" xlink:href="#__RefHeading__2649_1832922672" text:style-name="Internet_20_link" text:visited-style-name="Internet_20_link">Configuration<text:tab/>6</text:a></text:p>
          <text:p text:style-name="P10"><text:a xlink:type="simple" xlink:href="#__RefHeading__1334_1673949191" text:style-name="Internet_20_link" text:visited-style-name="Internet_20_link">Installation<text:tab/>6</text:a></text:p>
          <text:p text:style-name="P10"><text:a xlink:type="simple" xlink:href="#__RefHeading__1342_1673949191" text:style-name="Internet_20_link" text:visited-style-name="Internet_20_link">TypoScript<text:tab/>6</text:a></text:p>
          <text:p text:style-name="P10"><text:a xlink:type="simple" xlink:href="#__RefHeading__2653_1832922672" text:style-name="Internet_20_link" text:visited-style-name="Internet_20_link">Reference<text:tab/>6</text:a></text:p>
          <text:p text:style-name="P10"><text:a xlink:type="simple" xlink:href="#__RefHeading__1621_2135179150" text:style-name="Internet_20_link" text:visited-style-name="Internet_20_link">Template<text:tab/>6</text:a></text:p>
          <text:p text:style-name="P9"><text:a xlink:type="simple" xlink:href="#__RefHeading__1354_1673949191" text:style-name="Internet_20_link" text:visited-style-name="Internet_20_link">Tutorial<text:tab/>8</text:a></text:p>
          <text:p text:style-name="P10"><text:a xlink:type="simple" xlink:href="#__RefHeading__852_1690955857" text:style-name="Internet_20_link" text:visited-style-name="Internet_20_link">How to crop pictures<text:tab/>8</text:a></text:p>
          <text:p text:style-name="P10"><text:a xlink:type="simple" xlink:href="#__RefHeading__869_2080760705" text:style-name="Internet_20_link" text:visited-style-name="Internet_20_link">How to define own marker (with field backfall)<text:tab/>8</text:a></text:p>
          <text:p text:style-name="P10"><text:a xlink:type="simple" xlink:href="#__RefHeading__869_20807607054" text:style-name="Internet_20_link" text:visited-style-name="Internet_20_link">Custom marker (how to render any content)<text:tab/>8</text:a></text:p>
          <text:p text:style-name="P10"><text:a xlink:type="simple" xlink:href="#__RefHeading__869_20807607053" text:style-name="Internet_20_link" text:visited-style-name="Internet_20_link">How to use Exif &amp; IPTC<text:tab/>9</text:a></text:p>
          <text:p text:style-name="P10"><text:a xlink:type="simple" xlink:href="#__RefHeading__869_20807607052" text:style-name="Internet_20_link" text:visited-style-name="Internet_20_link">How to use AJAX functionality<text:tab/>9</text:a></text:p>
          <text:p text:style-name="P10"><text:a xlink:type="simple" xlink:href="#__RefHeading__1049_647416020" text:style-name="Internet_20_link" text:visited-style-name="Internet_20_link">Preview is cropped / has overflow:hidden<text:tab/>9</text:a></text:p>
          <text:p text:style-name="P9"><text:a xlink:type="simple" xlink:href="#__RefHeading__1627_2135179150" text:style-name="Internet_20_link" text:visited-style-name="Internet_20_link">Updade Guide<text:tab/>10</text:a></text:p>
          <text:p text:style-name="P10"><text:a xlink:type="simple" xlink:href="#__RefHeading__869_20807607051" text:style-name="Internet_20_link" text:visited-style-name="Internet_20_link">Update from 0.2.0 to 0.3.0<text:tab/>10</text:a></text:p>
          <text:p text:style-name="P10"><text:a xlink:type="simple" xlink:href="#__RefHeading__1051_647416020" text:style-name="Internet_20_link" text:visited-style-name="Internet_20_link">Update from 0.3.2 to 0.3.3<text:tab/>10</text:a></text:p>
          <text:p text:style-name="P10"><text:a xlink:type="simple" xlink:href="#__RefHeading__1829_1033255443" text:style-name="Internet_20_link" text:visited-style-name="Internet_20_link">Update from 0.3.3 to 0.3.4<text:tab/>10</text:a></text:p>
          <text:p text:style-name="P10"><text:a xlink:type="simple" xlink:href="#__RefHeading__1312_1321369845" text:style-name="Internet_20_link" text:visited-style-name="Internet_20_link">Update from 0.3.x to 0.4.0<text:tab/>10</text:a></text:p>
          <text:p text:style-name="P9"><text:a xlink:type="simple" xlink:href="#__RefHeading__2659_1832922672" text:style-name="Internet_20_link" text:visited-style-name="Internet_20_link">Known problems<text:tab/>11</text:a></text:p>
          <text:p text:style-name="P9"><text:a xlink:type="simple" xlink:href="#__RefHeading__2663_1832922672" text:style-name="Internet_20_link" text:visited-style-name="Internet_20_link">To-Do list<text:tab/>12</text:a></text:p>
          <text:p text:style-name="P9"><text:a xlink:type="simple" xlink:href="#__RefHeading__2667_1832922672" text:style-name="Internet_20_link" text:visited-style-name="Internet_20_link">ChangeLog<text:tab/>13</text:a></text:p>
        </text:index-body>
      </text:table-of-content>
      <text:p text:style-name="P7"/>
      <text:h text:style-name="Heading_20_2" text:outline-level="2"><text:bookmark-start text:name="__RefHeading__2621_1832922672"/>Introduction<text:bookmark-end text:name="__RefHeading__2621_1832922672"/></text:h>
      <text:h text:style-name="Heading_20_3" text:outline-level="3"><text:bookmark-start text:name="__RefHeading__2623_1832922672"/>What does it do?<text:bookmark-end text:name="__RefHeading__2623_1832922672"/></text:h>
      <text:p text:style-name="Text_20_body"><text:bookmark-start text:name="__RefHeading__2625_1832922672"/>Displays a set of pictures, each with a title, a hyperlink and as many descriptions (RTE based) as you like. It's possible to define multiple galleries with TypoScript and HTML Templates. These gallery types could be easily changed with a selectbox within the Plugin element.<text:bookmark-end text:name="__RefHeading__2625_1832922672"/></text:p>
      <text:p text:style-name="Text_20_body"><text:bookmark-start text:name="__RefHeading__2627_1832922672"/>This extension was written to speed up development of different kinds of Java-Script driven galleries, slideshows or interactive teasers.<text:bookmark-end text:name="__RefHeading__2627_1832922672"/></text:p>
      <text:h text:style-name="Heading_20_4" text:outline-level="4">Features</text:h>
      <text:list xml:id="list7052496721848096350" text:style-name="L1">
        <text:list-item>
          <text:p text:style-name="P12">One plugin for every kind of picture gallery / teaser slider</text:p>
        </text:list-item>
        <text:list-item>
          <text:p text:style-name="P12">Add a title, a link and (positioned) descriptions for each image, or use</text:p>
        </text:list-item>
        <text:list-item>
          <text:p text:style-name="P12">mass picture mode to quickly add a bunch of images</text:p>
        </text:list-item>
        <text:list-item>
          <text:p text:style-name="P12">Easy templating (!)</text:p>
        </text:list-item>
        <text:list-item>
          <text:p text:style-name="P12">Built-in AJAX support (eID)</text:p>
        </text:list-item>
        <text:list-item>
          <text:p text:style-name="P12">EXIF and IPTC support</text:p>
        </text:list-item>
        <text:list-item>
          <text:p text:style-name="P12">Define as much thumbs as you need</text:p>
        </text:list-item>
        <text:list-item>
          <text:p text:style-name="P12">All <text:span text:style-name="T6">properties provided by FAL </text:span>could be used</text:p>
        </text:list-item>
        <text:list-item>
          <text:p text:style-name="P12">Comes with a nice BE layout (previews of the images in BE)</text:p>
          <text:p text:style-name="P12"/>
        </text:list-item>
      </text:list>
      <text:p text:style-name="Text_20_body"><text:bookmark-start text:name="__RefHeading__2629_1832922672"/><text:span text:style-name="T3">Note</text:span>: This extension is <text:span text:style-name="T6">NO LONGER </text:span>based upon the DAM extension.<text:bookmark-end text:name="__RefHeading__2629_1832922672"/></text:p>
      <text:h text:style-name="Heading_20_3" text:outline-level="3"><text:bookmark-start text:name="__RefHeading__2631_1832922672"/>Screenshots<text:bookmark-end text:name="__RefHeading__2631_1832922672"/></text:h>
      <text:p text:style-name="Text_20_body"><text:bookmark-start text:name="__RefHeading__2633_1832922672"/>No screenshots as this extension works with almost every possible HTML / Java-Script construction. Take a look at the demo galleries in the res directory.<text:bookmark-end text:name="__RefHeading__2633_1832922672"/></text:p>
      <text:h text:style-name="Heading_20_4" text:outline-level="4">Live examples</text:h>
      <text:p text:style-name="Text_20_body"><text:a xlink:type="simple" xlink:href="http://www.felixnagel.com/fotografie/">http://www.felixnagel.com/fotografie/</text:a></text:p>
      <text:p text:style-name="Text_20_body"/>
      <text:p text:style-name="Text_20_body">Please help me to add more examples here!</text:p>
      <text:h text:style-name="Heading_20_2" text:outline-level="2"><text:bookmark-start text:name="__RefHeading__2639_1832922672"/>Users manual<text:bookmark-end text:name="__RefHeading__2639_1832922672"/></text:h>
      <text:list xml:id="list5951845064483181644" text:style-name="List_20_1">
        <text:list-item text:start-value="1">
          <text:p text:style-name="List">Add a Generic Gallery plugin to your page.</text:p>
        </text:list-item>
        <text:list-item>
          <text:p text:style-name="List">Choose a gallery type</text:p>
        </text:list-item>
        <text:list-item>
          <text:p text:style-name="List">Add pictures</text:p>
          <text:list>
            <text:list-item>
              <text:p text:style-name="List">Single mode</text:p>
              <text:list>
                <text:list-item>
                  <text:p text:style-name="List">Add a picture</text:p>
                </text:list-item>
                <text:list-item>
                  <text:p text:style-name="List">Add a title and a link (optional)</text:p>
                </text:list-item>
                <text:list-item>
                  <text:p text:style-name="List">Add descriptions (optional)</text:p>
                  <text:list>
                    <text:list-item>
                      <text:p text:style-name="List">Enter text, format it if necessary</text:p>
                    </text:list-item>
                    <text:list-item>
                      <text:p text:style-name="List">Define width, x and y coordinate (optional)</text:p>
                    </text:list-item>
                  </text:list>
                </text:list-item>
              </text:list>
            </text:list-item>
            <text:list-item>
              <text:p text:style-name="List">Mass mode</text:p>
              <text:list>
                <text:list-item>
                  <text:p text:style-name="List">Quick add many images</text:p>
                </text:list-item>
              </text:list>
            </text:list-item>
          </text:list>
        </text:list-item>
        <text:list-item>
          <text:p text:style-name="List">Save and enjoy!</text:p>
          <text:p text:style-name="List"/>
        </text:list-item>
      </text:list>
      <text:p text:style-name="P21"><text:span text:style-name="T3">Please note:</text:span> Mass mode always overwrites Single mode.</text:p>
      <text:h text:style-name="Heading_20_2" text:outline-level="2"><text:bookmark-start text:name="__RefHeading__2645_1832922672"/>Administration<text:bookmark-end text:name="__RefHeading__2645_1832922672"/></text:h>
      <text:p text:style-name="Text_20_body"><text:bookmark-start text:name="__RefHeading__1332_1673949191"/>Nothing admin related so far. Examples how to disable certain fields will be added here someday.<text:bookmark-end text:name="__RefHeading__1332_1673949191"/></text:p>
      <text:h text:style-name="Heading_20_2" text:outline-level="2"><text:bookmark-start text:name="__RefHeading__2649_1832922672"/>Configuration<text:bookmark-end text:name="__RefHeading__2649_1832922672"/></text:h>
      <text:h text:style-name="Heading_20_3" text:outline-level="3"><text:bookmark-start text:name="__RefHeading__1334_1673949191"/>Installation<text:bookmark-end text:name="__RefHeading__1334_1673949191"/></text:h>
      <text:p text:style-name="Text_20_body"><text:bookmark-start text:name="__RefHeading__1336_1673949191"/>Just download and instal the extension via the Extension Manager. You need to add a TypoScript configuration as Generic Gallery is configured by TypoScript and a HTML template for each defined gallery.<text:bookmark-end text:name="__RefHeading__1336_1673949191"/></text:p>
      <text:h text:style-name="Heading_20_4" text:outline-level="4">Examples</text:h>
      <text:p text:style-name="Text_20_body"><text:bookmark-start text:name="__RefHeading__1338_1673949191"/>Add the “Generic Gallery demos” static TS template to your root template or use this code snippet to install some example galleries:<text:bookmark-end text:name="__RefHeading__1338_1673949191"/></text:p>
      <text:p text:style-name="Preformatted_20_Text"><text:bookmark-start text:name="__RefHeading__1340_1673949191"/>&lt;INCLUDE_TYPOSCRIPT: source="FILE:EXT:generic_gallery/res/ts/setup.ts"&gt;<text:bookmark-end text:name="__RefHeading__1340_1673949191"/></text:p>
      <text:h text:style-name="Heading_20_3" text:outline-level="3"><text:bookmark-start text:name="__RefHeading__1342_1673949191"/>TypoScript<text:bookmark-end text:name="__RefHeading__1342_1673949191"/></text:h>
      <text:p text:style-name="Text_20_body"><text:bookmark-start text:name="__RefHeading__1344_1673949191"/>The TypoScript coniguration defines the available gallery types in BE. You will need a new array for each gallery. See <text:a xlink:type="simple" xlink:href="#Configuration|outline">Configuration → TypoScript</text:a>.<text:bookmark-end text:name="__RefHeading__1344_1673949191"/></text:p>
      <text:p text:style-name="Text_20_body"/>
      <text:h text:style-name="Heading_20_3" text:outline-level="3"><text:bookmark-start text:name="__RefHeading__2653_1832922672"/>Reference<text:bookmark-end text:name="__RefHeading__2653_1832922672"/></text:h>
      <text:h text:style-name="Heading_20_4" text:outline-level="4">TypoScrip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C1" office:value-type="string">
              <text:p text:style-name="Table_20_Heading">Description:</text:p>
            </table:table-cell>
          </table:table-row>
        </table:table-header-rows>
        <table:table-row>
          <table:table-cell table:style-name="Table1.A2" office:value-type="float" office:value="0">
            <text:p text:style-name="Table_20_Contents">baseWrap.wrap</text:p>
          </table:table-cell>
          <table:table-cell table:style-name="Table1.B2" office:value-type="float" office:value="0">
            <text:p text:style-name="Table_20_Contents">stdWrap</text:p>
          </table:table-cell>
          <table:table-cell table:style-name="Table1.C2" office:value-type="float" office:value="0">
            <text:p text:style-name="Table_20_Contents">Change plugin base wrap (default: &lt;div class=”tx-genericgallery-pi1” /)</text:p>
          </table:table-cell>
        </table:table-row>
        <table:table-row>
          <table:table-cell table:style-name="Table1.A3" office:value-type="float" office:value="0">
            <text:p text:style-name="Table_20_Contents">gallery.</text:p>
          </table:table-cell>
          <table:table-cell table:style-name="Table1.B2" office:value-type="float" office:value="0">
            <text:p text:style-name="Table_20_Contents">array</text:p>
          </table:table-cell>
          <table:table-cell table:style-name="Table1.C3" office:value-type="float" office:value="0">
            <text:p text:style-name="Table_20_Contents">Array for each defined gallery; needed</text:p>
          </table:table-cell>
        </table:table-row>
        <table:table-row>
          <table:table-cell table:style-name="Table1.A4" office:value-type="float" office:value="0">
            <text:p text:style-name="Table_20_Contents">gallery.example </text:p>
          </table:table-cell>
          <table:table-cell table:style-name="Table1.B2" office:value-type="float" office:value="0">
            <text:p text:style-name="Table_20_Contents">array</text:p>
          </table:table-cell>
          <table:table-cell table:style-name="Table1.C4" office:value-type="float" office:value="0">
            <text:p text:style-name="Table_20_Contents">Array with gallery type option, name array as you like; needed</text:p>
          </table:table-cell>
        </table:table-row>
        <table:table-row>
          <table:table-cell table:style-name="Table1.A5" office:value-type="float" office:value="0">
            <text:p text:style-name="Table_20_Contents">gallery.example.name</text:p>
          </table:table-cell>
          <table:table-cell table:style-name="Table1.B2" office:value-type="float" office:value="0">
            <text:p text:style-name="Table_20_Contents">string</text:p>
          </table:table-cell>
          <table:table-cell table:style-name="Table1.C5" office:value-type="float" office:value="0">
            <text:p text:style-name="P5">Name of the gallery type, needed for BE selectmenu</text:p>
          </table:table-cell>
        </table:table-row>
        <table:table-row>
          <table:table-cell table:style-name="Table1.A6" office:value-type="float" office:value="0">
            <text:p text:style-name="Table_20_Contents">gallery.example.template</text:p>
          </table:table-cell>
          <table:table-cell table:style-name="Table1.B2" office:value-type="float" office:value="0">
            <text:p text:style-name="Table_20_Contents">string</text:p>
          </table:table-cell>
          <table:table-cell table:style-name="Table1.C6" office:value-type="float" office:value="0">
            <text:p text:style-name="P5">Path to template file, example: fileadmin/galleries/template.html</text:p>
          </table:table-cell>
        </table:table-row>
        <table:table-row>
          <table:table-cell table:style-name="Table1.A7" office:value-type="float" office:value="0">
            <text:p text:style-name="Table_20_Contents">gallery.example.codeToFooter</text:p>
          </table:table-cell>
          <table:table-cell table:style-name="Table1.B2" office:value-type="float" office:value="0">
            <text:p text:style-name="Table_20_Contents">boolean</text:p>
          </table:table-cell>
          <table:table-cell table:style-name="Table1.C7" office:value-type="float" office:value="0">
            <text:p text:style-name="P5">Adds JS code before ending body tag instead of header; default: 0</text:p>
          </table:table-cell>
        </table:table-row>
        <table:table-row>
          <table:table-cell table:style-name="Table1.A8" office:value-type="float" office:value="0">
            <text:p text:style-name="Table_20_Contents">gallery.example.shuffleImages</text:p>
          </table:table-cell>
          <table:table-cell table:style-name="Table1.B2" office:value-type="float" office:value="0">
            <text:p text:style-name="Table_20_Contents">Boolean</text:p>
          </table:table-cell>
          <table:table-cell table:style-name="Table1.C8" office:value-type="float" office:value="0">
            <text:p text:style-name="P5">Shuffle images (random ordering); you need to configure page caching!</text:p>
          </table:table-cell>
        </table:table-row>
        <table:table-row>
          <table:table-cell table:style-name="Table1.A9" office:value-type="float" office:value="0">
            <text:p text:style-name="Table_20_Contents">gallery.example.marker</text:p>
          </table:table-cell>
          <table:table-cell table:style-name="Table1.B2" office:value-type="float" office:value="0">
            <text:p text:style-name="Table_20_Contents">array</text:p>
          </table:table-cell>
          <table:table-cell table:style-name="Table1.C9" office:value-type="float" office:value="0">
            <text:p text:style-name="P5">User defined markers with backfall. Use a notation like <text:span text:style-name="T5">IMAGE_DESCRIPTION = description // caption // alt_text // title</text:span></text:p>
          </table:table-cell>
        </table:table-row>
        <table:table-row>
          <table:table-cell table:style-name="Table1.A10" office:value-type="float" office:value="0">
            <text:p text:style-name="Table_20_Contents">gallery.example.custom</text:p>
          </table:table-cell>
          <table:table-cell table:style-name="Table1.B2" office:value-type="float" office:value="0">
            <text:p text:style-name="Table_20_Contents">array</text:p>
          </table:table-cell>
          <table:table-cell table:style-name="Table1.C10" office:value-type="float" office:value="0">
            <text:p text:style-name="P5">Define custom markers via standard TypoScript. Plesae see FAQ “<text:a xlink:type="simple" xlink:href="#1.5.4.Custom marker (how to render any content)|outline">Custom marker</text:a>” for more info</text:p>
          </table:table-cell>
        </table:table-row>
        <table:table-row>
          <table:table-cell table:style-name="Table1.A11" office:value-type="float" office:value="0">
            <text:p text:style-name="Table_20_Contents">gallery.example.dateFormat</text:p>
          </table:table-cell>
          <table:table-cell table:style-name="Table1.B2" office:value-type="float" office:value="0">
            <text:p text:style-name="Table_20_Contents">string</text:p>
          </table:table-cell>
          <table:table-cell table:style-name="Table1.C11" office:value-type="float" office:value="0">
            <text:p text:style-name="P5">Format date with PHP format, see <text:a xlink:type="simple" xlink:href="http://php.net/manual/function.strftime.php">http://php.net/manual/function.strftime.php</text:a>. Used for Exif time stamp converting.</text:p>
          </table:table-cell>
        </table:table-row>
        <table:table-row>
          <table:table-cell table:style-name="Table1.A12" office:value-type="float" office:value="0">
            <text:p text:style-name="Table_20_Contents">gallery.example.ajax</text:p>
          </table:table-cell>
          <table:table-cell table:style-name="Table1.B2" office:value-type="float" office:value="0">
            <text:p text:style-name="Table_20_Contents">boolean</text:p>
          </table:table-cell>
          <table:table-cell table:style-name="Table1.C12" office:value-type="float" office:value="0">
            <text:p text:style-name="P5">Enable AJAX functionality for this gallery type</text:p>
          </table:table-cell>
        </table:table-row>
        <table:table-row>
          <table:table-cell table:style-name="Table1.A13" office:value-type="float" office:value="0">
            <text:p text:style-name="Table_20_Contents">gallery.example.image</text:p>
          </table:table-cell>
          <table:table-cell table:style-name="Table1.B2" office:value-type="float" office:value="0">
            <text:p text:style-name="Table_20_Contents">array</text:p>
          </table:table-cell>
          <table:table-cell table:style-name="Table1.C13" office:value-type="float" office:value="0">
            <text:p text:style-name="P5">IMG conf array, use standard TYPO3 configuration like width, height, maxH or maxW</text:p>
          </table:table-cell>
        </table:table-row>
        <table:table-row>
          <table:table-cell table:style-name="Table1.A14" office:value-type="float" office:value="0">
            <text:p text:style-name="Table_20_Contents">gallery.example.thumb</text:p>
          </table:table-cell>
          <table:table-cell table:style-name="Table1.B2" office:value-type="float" office:value="0">
            <text:p text:style-name="Table_20_Contents">array</text:p>
          </table:table-cell>
          <table:table-cell table:style-name="Table1.C14" office:value-type="float" office:value="0">
            <text:p text:style-name="P5">Array of generated thumbs, add as many configurations as you like</text:p>
          </table:table-cell>
        </table:table-row>
        <table:table-row>
          <table:table-cell table:style-name="Table1.A15" office:value-type="float" office:value="0">
            <text:p text:style-name="Table_20_Contents">gallery.example.thumb.1</text:p>
          </table:table-cell>
          <table:table-cell table:style-name="Table1.B2" office:value-type="float" office:value="0">
            <text:p text:style-name="Table_20_Contents">array</text:p>
          </table:table-cell>
          <table:table-cell table:style-name="Table1.C15" office:value-type="float" office:value="0">
            <text:p text:style-name="P5">IMG conf array, see above</text:p>
          </table:table-cell>
        </table:table-row>
        <table:table-row>
          <table:table-cell table:style-name="Table1.A16" office:value-type="float" office:value="0">
            <text:p text:style-name="Table_20_Contents">gallery.example.range.content</text:p>
          </table:table-cell>
          <table:table-cell table:style-name="Table1.B2" office:value-type="float" office:value="0">
            <text:p text:style-name="Table_20_Contents">string</text:p>
          </table:table-cell>
          <table:table-cell table:style-name="Table1.C16" office:value-type="float" office:value="0">
            <text:p text:style-name="P5">Define which pictures of a set should be rendered within the ###CONTENT### subpart marker, use notation like: 1-1000, 2-1000, 1-10</text:p>
          </table:table-cell>
        </table:table-row>
        <table:table-row>
          <table:table-cell table:style-name="Table1.A17" office:value-type="float" office:value="0">
            <text:p text:style-name="Table_20_Contents">gallery.example.range.code</text:p>
          </table:table-cell>
          <table:table-cell table:style-name="Table1.B2" office:value-type="float" office:value="0">
            <text:p text:style-name="Table_20_Contents">string</text:p>
          </table:table-cell>
          <table:table-cell table:style-name="Table1.C17" office:value-type="float" office:value="0">
            <text:p text:style-name="P5">Same as above but for subpart marker ###CODE###</text:p>
          </table:table-cell>
        </table:table-row>
      </table:table>
      <text:p text:style-name="Table_20_Contents">[tsref:plugin.tx_genericgallery_pi1]</text:p>
      <text:p text:style-name="Text_20_body"/>
      <text:h text:style-name="Heading_20_3" text:outline-level="3"><text:bookmark-start text:name="__RefHeading__1621_2135179150"/>Template<text:bookmark-end text:name="__RefHeading__1621_2135179150"/></text:h>
      <text:p text:style-name="Text_20_body"><text:bookmark-start text:name="__RefHeading__701_626456734"/>There are 3 submarker available: <text:bookmark-end text:name="__RefHeading__701_626456734"/></text:p>
      <text:list xml:id="list6097235771058297341" text:style-name="L2">
        <text:list-item>
          <text:p text:style-name="P14"><text:span text:style-name="T3">content part</text:span> (which defines what is rendered as FE FCE output)</text:p>
        </text:list-item>
        <text:list-item>
          <text:p text:style-name="P13"><text:span text:style-name="T3">code part</text:span> (which renders its content within a Java-Script tag in head or footer)</text:p>
        </text:list-item>
        <text:list-item>
          <text:p text:style-name="P13"><text:span text:style-name="T3">files part</text:span> (in which you can add any header data like link and style tags or script sources)</text:p>
        </text:list-item>
      </text:list>
      <text:p text:style-name="Text_20_body"/>
      <text:p text:style-name="Text_20_body"><text:soft-page-break/>It's possible to define rows by using more than one ###IMAGE_1### marker like this: ###IMAGE_2###, ###IMAGE_3###, … . Generic Gallery will count the amount of image markers within the ###ROW### marker. This functionality is available for main subparts ###CONTENT### <text:s/>and ###CODE###. You are able to render different ranges via TypoScript, for example 1-1000, 2-1000 or 1-1. This enables you to render the first image in the HTML and add all missing pictures of a gallery via Java-Script.<text:line-break/><text:line-break/>Please take a look at the examples within the <text:span text:style-name="T5">/res</text:span> directory to learn how to use the templating mechanism and the corresponding TypoScript.</text:p>
      <text:h text:style-name="Heading_20_4" text:outline-level="4">Template Marker</text:h>
      <text:p text:style-name="Text_20_body">Please note that all marker should be wrapped with # like this: ###UID###. See demo templates (<text:span text:style-name="T5">/res/templates/</text:span><text:span text:style-name="T2">) for examples. This is a list of each subpart and its available marker:</text:span></text:p>
      <text:h text:style-name="Heading_20_5" text:outline-level="5">TEMPLATE_FILES</text:h>
      <table:table table:name="Tabelle1" table:style-name="Tabelle1">
        <table:table-column table:style-name="Tabelle1.A"/>
        <table:table-column table:style-name="Tabelle1.B"/>
        <table:table-header-rows>
          <table:table-row>
            <table:table-cell table:style-name="Tabelle1.A1" office:value-type="string">
              <text:p text:style-name="Table_20_Heading">Name:</text:p>
            </table:table-cell>
            <table:table-cell table:style-name="Tabelle1.B1" office:value-type="string">
              <text:p text:style-name="Table_20_Heading">Description:</text:p>
            </table:table-cell>
          </table:table-row>
        </table:table-header-rows>
        <table:table-row>
          <table:table-cell table:style-name="Tabelle1.A2" office:value-type="float" office:value="0">
            <text:p text:style-name="Table_20_Contents">UID</text:p>
          </table:table-cell>
          <table:table-cell table:style-name="Tabelle1.B2" office:value-type="float" office:value="0">
            <text:p text:style-name="Table_20_Contents">Uid of the plugin element</text:p>
          </table:table-cell>
        </table:table-row>
        <table:table-row>
          <table:table-cell table:style-name="Tabelle1.A2" office:value-type="float" office:value="0">
            <text:p text:style-name="Table_20_Contents">_LOCALIZED_UID</text:p>
          </table:table-cell>
          <table:table-cell table:style-name="Tabelle1.B2" office:value-type="float" office:value="0">
            <text:p text:style-name="Table_20_Contents">Uid of the localized plugin element</text:p>
          </table:table-cell>
        </table:table-row>
        <table:table-row>
          <table:table-cell table:style-name="Tabelle1.A2" office:value-type="float" office:value="0">
            <text:p text:style-name="Table_20_Contents">IMAGE_MAX_WIDTH</text:p>
          </table:table-cell>
          <table:table-cell table:style-name="Tabelle1.B2" office:value-type="float" office:value="0">
            <text:p text:style-name="P5">Max width of all rendered images</text:p>
          </table:table-cell>
        </table:table-row>
        <table:table-row>
          <table:table-cell table:style-name="Tabelle1.A2" office:value-type="float" office:value="0">
            <text:p text:style-name="Table_20_Contents">IMAGE_MAX_HEIGHT</text:p>
          </table:table-cell>
          <table:table-cell table:style-name="Tabelle1.B2" office:value-type="float" office:value="0">
            <text:p text:style-name="P5">Max height of all rendered images</text:p>
          </table:table-cell>
        </table:table-row>
        <table:table-row>
          <table:table-cell table:style-name="Tabelle1.A2" office:value-type="float" office:value="0">
            <text:p text:style-name="Table_20_Contents">XXX</text:p>
          </table:table-cell>
          <table:table-cell table:style-name="Tabelle1.B2" office:value-type="float" office:value="0">
            <text:p text:style-name="P5">Your custom marker. See TS option <text:span text:style-name="T5">custom</text:span>.</text:p>
          </table:table-cell>
        </table:table-row>
      </table:table>
      <text:h text:style-name="Heading_20_5" text:outline-level="5">TEMPLATE_CODE &amp; TEMPLATE_CONTENT</text:h>
      <table:table table:name="Tabelle4" table:style-name="Tabelle4">
        <table:table-column table:style-name="Tabelle4.A"/>
        <table:table-column table:style-name="Tabelle4.B"/>
        <table:table-header-rows>
          <table:table-row>
            <table:table-cell table:style-name="Tabelle4.A1" office:value-type="string">
              <text:p text:style-name="Table_20_Heading">Name:</text:p>
            </table:table-cell>
            <table:table-cell table:style-name="Tabelle4.B1" office:value-type="string">
              <text:p text:style-name="Table_20_Heading">Description:</text:p>
            </table:table-cell>
          </table:table-row>
        </table:table-header-rows>
        <table:table-row>
          <table:table-cell table:style-name="Tabelle4.A2" office:value-type="float" office:value="0">
            <text:p text:style-name="Table_20_Contents">ROW</text:p>
          </table:table-cell>
          <table:table-cell table:style-name="Tabelle4.B2" office:value-type="float" office:value="0">
            <text:p text:style-name="Table_20_Contents">Subpart marker for each row marker</text:p>
          </table:table-cell>
        </table:table-row>
        <table:table-row>
          <table:table-cell table:style-name="Tabelle4.A2" office:value-type="float" office:value="0">
            <text:p text:style-name="Table_20_Contents">UID</text:p>
          </table:table-cell>
          <table:table-cell table:style-name="Tabelle4.B2" office:value-type="float" office:value="0">
            <text:p text:style-name="Table_20_Contents">Uid of the plugin element</text:p>
          </table:table-cell>
        </table:table-row>
        <table:table-row>
          <table:table-cell table:style-name="Tabelle4.A2" office:value-type="float" office:value="0">
            <text:p text:style-name="Table_20_Contents">_LOCALIZED_UID</text:p>
          </table:table-cell>
          <table:table-cell table:style-name="Tabelle4.B2" office:value-type="float" office:value="0">
            <text:p text:style-name="Table_20_Contents">Uid of the localized plugin element</text:p>
          </table:table-cell>
        </table:table-row>
        <table:table-row>
          <table:table-cell table:style-name="Tabelle4.A2" office:value-type="float" office:value="0">
            <text:p text:style-name="Table_20_Contents">IMAGE_MAX_WIDTH</text:p>
          </table:table-cell>
          <table:table-cell table:style-name="Tabelle4.B2" office:value-type="float" office:value="0">
            <text:p text:style-name="P5">Max width of all rendered images</text:p>
          </table:table-cell>
        </table:table-row>
        <table:table-row>
          <table:table-cell table:style-name="Tabelle4.A2" office:value-type="float" office:value="0">
            <text:p text:style-name="Table_20_Contents">IMAGE_MAX_HEIGHT</text:p>
          </table:table-cell>
          <table:table-cell table:style-name="Tabelle4.B2" office:value-type="float" office:value="0">
            <text:p text:style-name="P5">Max height of all rendered images</text:p>
          </table:table-cell>
        </table:table-row>
        <table:table-row>
          <table:table-cell table:style-name="Tabelle4.A2" office:value-type="float" office:value="0">
            <text:p text:style-name="Table_20_Contents">XXX</text:p>
          </table:table-cell>
          <table:table-cell table:style-name="Tabelle4.B2" office:value-type="float" office:value="0">
            <text:p text:style-name="P5">Your custom markers. See TS option <text:span text:style-name="T5">custom</text:span>.</text:p>
          </table:table-cell>
        </table:table-row>
      </table:table>
      <text:h text:style-name="Heading_20_5" text:outline-level="5">ROW</text:h>
      <table:table table:name="Tabelle2" table:style-name="Tabelle2">
        <table:table-column table:style-name="Tabelle2.A"/>
        <table:table-column table:style-name="Tabelle2.B"/>
        <table:table-header-rows>
          <table:table-row>
            <table:table-cell table:style-name="Tabelle2.A1" office:value-type="string">
              <text:p text:style-name="Table_20_Heading">Name:</text:p>
            </table:table-cell>
            <table:table-cell table:style-name="Tabelle2.B1" office:value-type="string">
              <text:p text:style-name="Table_20_Heading">Description:</text:p>
            </table:table-cell>
          </table:table-row>
        </table:table-header-rows>
        <table:table-row>
          <table:table-cell table:style-name="Tabelle2.A2" office:value-type="float" office:value="0">
            <text:p text:style-name="Table_20_Contents">IMAGE_X</text:p>
          </table:table-cell>
          <table:table-cell table:style-name="Tabelle2.B2" office:value-type="float" office:value="0">
            <text:p text:style-name="Table_20_Contents">Subpart marker for each defined image marker</text:p>
          </table:table-cell>
        </table:table-row>
      </table:table>
      <text:h text:style-name="Heading_20_5" text:outline-level="5">IMAGE_1 and all following</text:h>
      <table:table table:name="Tabelle3" table:style-name="Tabelle3">
        <table:table-column table:style-name="Tabelle3.A"/>
        <table:table-column table:style-name="Tabelle3.B"/>
        <table:table-header-rows>
          <table:table-row>
            <table:table-cell table:style-name="Tabelle3.A1" office:value-type="string">
              <text:p text:style-name="Table_20_Heading">Name:</text:p>
            </table:table-cell>
            <table:table-cell table:style-name="Tabelle3.B1" office:value-type="string">
              <text:p text:style-name="Table_20_Heading">Description:</text:p>
            </table:table-cell>
          </table:table-row>
        </table:table-header-rows>
        <table:table-row>
          <table:table-cell table:style-name="Tabelle3.A2" office:value-type="float" office:value="0">
            <text:p text:style-name="Table_20_Contents">FILEPATH</text:p>
          </table:table-cell>
          <table:table-cell table:style-name="Tabelle3.B2" office:value-type="float" office:value="0">
            <text:p text:style-name="P5">Path to the file (direct link to the original file)</text:p>
          </table:table-cell>
        </table:table-row>
        <table:table-row>
          <table:table-cell table:style-name="Tabelle3.A2" office:value-type="float" office:value="0">
            <text:p text:style-name="Table_20_Contents">IMAGE</text:p>
          </table:table-cell>
          <table:table-cell table:style-name="Tabelle3.B2" office:value-type="float" office:value="0">
            <text:p text:style-name="P5">Path to the generated image file, configured by the TS option <text:span text:style-name="T5">image</text:span></text:p>
          </table:table-cell>
        </table:table-row>
        <table:table-row>
          <table:table-cell table:style-name="Tabelle3.A2" office:value-type="float" office:value="0">
            <text:p text:style-name="Table_20_Contents">IMAGE_WIDTH</text:p>
          </table:table-cell>
          <table:table-cell table:style-name="Tabelle3.B2" office:value-type="float" office:value="0">
            <text:p text:style-name="P5">Width of the IMAGE marker picture (uses getimagesize() to retrieve real diemnsions, even if maxH or maxW is used in TS)</text:p>
          </table:table-cell>
        </table:table-row>
        <table:table-row>
          <table:table-cell table:style-name="Tabelle3.A2" office:value-type="float" office:value="0">
            <text:p text:style-name="Table_20_Contents">IMAGE_HEIGHT</text:p>
          </table:table-cell>
          <table:table-cell table:style-name="Tabelle3.B2" office:value-type="float" office:value="0">
            <text:p text:style-name="P5">Height of the IMAGE marker picture</text:p>
          </table:table-cell>
        </table:table-row>
        <table:table-row>
          <table:table-cell table:style-name="Tabelle3.A2" office:value-type="float" office:value="0">
            <text:p text:style-name="Table_20_Contents">IMAGE_XXX</text:p>
          </table:table-cell>
          <table:table-cell table:style-name="Tabelle3.B2" office:value-type="float" office:value="0">
            <text:p text:style-name="P5"><text:s/>User defined markers (own marker, with backfall) See TS option marker.</text:p>
          </table:table-cell>
        </table:table-row>
        <table:table-row>
          <table:table-cell table:style-name="Tabelle3.A2" office:value-type="float" office:value="0">
            <text:p text:style-name="Table_20_Contents">XXX</text:p>
          </table:table-cell>
          <table:table-cell table:style-name="Tabelle3.B2" office:value-type="float" office:value="0">
            <text:p text:style-name="P5">Your custom markers. See TS option <text:span text:style-name="T5">custom</text:span>.</text:p>
          </table:table-cell>
        </table:table-row>
        <table:table-row>
          <table:table-cell table:style-name="Tabelle3.A2" office:value-type="float" office:value="0">
            <text:p text:style-name="Table_20_Contents">COUNT</text:p>
          </table:table-cell>
          <table:table-cell table:style-name="Tabelle3.B2" office:value-type="float" office:value="0">
            <text:p text:style-name="P5">Index of the image (starting with 1)</text:p>
          </table:table-cell>
        </table:table-row>
        <table:table-row>
          <table:table-cell table:style-name="Tabelle3.A2" office:value-type="float" office:value="0">
            <text:p text:style-name="Table_20_Contents">TXT</text:p>
          </table:table-cell>
          <table:table-cell table:style-name="Tabelle3.B2" office:value-type="float" office:value="0">
            <text:p text:style-name="Table_20_Contents">RTE descriptions of the image if defined</text:p>
          </table:table-cell>
        </table:table-row>
        <table:table-row>
          <table:table-cell table:style-name="Tabelle3.A2" office:value-type="float" office:value="0">
            <text:p text:style-name="Table_20_Contents">TITLE</text:p>
          </table:table-cell>
          <table:table-cell table:style-name="Tabelle3.B2" office:value-type="float" office:value="0">
            <text:p text:style-name="Table_20_Contents">Title of the image if defined</text:p>
          </table:table-cell>
        </table:table-row>
        <table:table-row>
          <table:table-cell table:style-name="Tabelle3.A2" office:value-type="float" office:value="0">
            <text:p text:style-name="Table_20_Contents">LINK</text:p>
          </table:table-cell>
          <table:table-cell table:style-name="Tabelle3.B2" office:value-type="float" office:value="0">
            <text:p text:style-name="P5">Hyperlink of the image if defined</text:p>
          </table:table-cell>
        </table:table-row>
        <table:table-row>
          <table:table-cell table:style-name="Tabelle3.A2" office:value-type="float" office:value="0">
            <text:p text:style-name="Table_20_Contents">THUMB_X</text:p>
          </table:table-cell>
          <table:table-cell table:style-name="Tabelle3.B2" office:value-type="float" office:value="0">
            <text:p text:style-name="Table_20_Contents">Filepath to the thumb image</text:p>
          </table:table-cell>
        </table:table-row>
        <table:table-row>
          <table:table-cell table:style-name="Tabelle3.A2" office:value-type="float" office:value="0">
            <text:p text:style-name="Table_20_Contents">THUMB_X_WIDTH</text:p>
          </table:table-cell>
          <table:table-cell table:style-name="Tabelle3.B2" office:value-type="float" office:value="0">
            <text:p text:style-name="P5">Width of the rendered thumb image</text:p>
          </table:table-cell>
        </table:table-row>
        <table:table-row>
          <table:table-cell table:style-name="Tabelle3.A2" office:value-type="float" office:value="0">
            <text:p text:style-name="Table_20_Contents">THUMB_X_HEIGHT</text:p>
          </table:table-cell>
          <table:table-cell table:style-name="Tabelle3.B2" office:value-type="float" office:value="0">
            <text:p text:style-name="P5">Height of the rendered thumb image</text:p>
          </table:table-cell>
        </table:table-row>
      </table:table>
      <text:h text:style-name="Heading_20_2" text:outline-level="2"><text:bookmark-start text:name="__RefHeading__1354_1673949191"/>Tutorial<text:bookmark-end text:name="__RefHeading__1354_1673949191"/></text:h>
      <text:h text:style-name="Heading_20_3" text:outline-level="3"><text:bookmark-start text:name="__RefHeading__852_1690955857"/>How to crop pictures<text:bookmark-end text:name="__RefHeading__852_1690955857"/></text:h>
      <text:p text:style-name="Standard">Remember you are able to use common imageConf arrays, see <text:a xlink:type="simple" xlink:href="http://wiki.typo3.org/TSref/imgResource">http://wiki.typo3.org/TSref/imgResource</text:a></text:p>
      <text:p text:style-name="Standard">Example URL:</text:p>
      <text:p text:style-name="Preformatted_20_Text"><text:line-break/><text:line-break/>thumb {<text:line-break/><text:tab/>1 {<text:line-break/><text:tab/><text:tab/>width = 40c-0<text:line-break/><text:tab/><text:tab/>height = 40c-0<text:line-break/><text:tab/>}</text:p>
      <text:p text:style-name="Preformatted_20_Text">}</text:p>
      <text:p text:style-name="Standard"/>
      <text:h text:style-name="Heading_20_3" text:outline-level="3"><text:bookmark-start text:name="__RefHeading__869_2080760705"/>How to define own marker (with field backfall)<text:bookmark-end text:name="__RefHeading__869_2080760705"/></text:h>
      <text:p text:style-name="Standard"><text:bookmark-start text:name="__RefHeading__1623_2135179150"/>Simply add you own marker in the array and define any <text:span text:style-name="T7">FAL</text:span> field available in the DB. <text:bookmark-end text:name="__RefHeading__1623_2135179150"/></text:p>
      <text:p text:style-name="Standard">Please note you need to start with the prefix IMAGE_. You are able to define a <text:span text:style-name="T7">fallback</text:span> if a field is empty by using the // notation.</text:p>
      <text:p text:style-name="P11"><text:line-break/>plugin.tx_genericgallery_pi1.gallery.example {<text:line-break/> <text:tab/>marker {<text:line-break/> <text:tab/><text:tab/>IMAGE_DESCRIPTION = description // caption // alt_text // title<text:line-break/> <text:tab/><text:tab/>IMAGE_ALT = alt_text // title<text:line-break/> <text:tab/><text:tab/>IMAGE_EXIF_MODEL = <text:span text:style-name="T10">camera_model</text:span><text:line-break/> <text:tab/><text:tab/>IMAGE_EXIF_DATE = <text:span text:style-name="T10">crdate</text:span><text:line-break/> <text:tab/>}</text:p>
      <text:p text:style-name="Preformatted_20_Text">}<text:line-break/><text:tab/><text:tab/><text:tab/></text:p>
      <text:p text:style-name="Standard"/>
      <text:h text:style-name="Heading_20_3" text:outline-level="3"><text:bookmark-start text:name="__RefHeading__869_20807607054"/>Custom marker (how to render any content)<text:bookmark-end text:name="__RefHeading__869_20807607054"/></text:h>
      <text:p text:style-name="Standard"><text:bookmark-start text:name="__RefHeading__1623_21351791501"/>Its possible to render additional content marker. There are two possibilities: <text:bookmark-end text:name="__RefHeading__1623_21351791501"/></text:p>
      <text:list xml:id="list7034855407881968381" text:style-name="L3">
        <text:list-item>
          <text:p text:style-name="P15">Render an specific image or an image specific field (description, title, etc).</text:p>
        </text:list-item>
        <text:list-item>
          <text:p text:style-name="P15">Render any content as long as its possible by standard TypoScript notation. </text:p>
        </text:list-item>
      </text:list>
      <text:p text:style-name="Standard">Both cases need a marker which will be used within the templates. </text:p>
      <text:p text:style-name="Standard"/>
      <text:p text:style-name="P3">Image specific</text:p>
      <text:p text:style-name="P4">Needs an <text:span text:style-name="T5">index</text:span> to specify which image should be rendered. Use <text:span text:style-name="T5">content</text:span> to define if a image (IMG conf) or a specific generic marker (default generic_gallery marker including ###) should be used. </text:p>
      <text:p text:style-name="Preformatted_20_Text">plugin.tx_genericgallery_pi1.gallery.example {</text:p>
      <text:p text:style-name="Preformatted_20_Text"><text:tab/>custom {</text:p>
      <text:p text:style-name="Preformatted_20_Text"><text:tab/><text:tab/>1 {</text:p>
      <text:p text:style-name="Preformatted_20_Text"><text:tab/><text:tab/><text:tab/>marker = ###CUSTOM_IMAGE###</text:p>
      <text:p text:style-name="Preformatted_20_Text"><text:tab/><text:tab/><text:tab/>index = 3</text:p>
      <text:p text:style-name="Preformatted_20_Text"><text:tab/><text:tab/><text:tab/>content {</text:p>
      <text:p text:style-name="Preformatted_20_Text"><text:tab/><text:tab/><text:tab/><text:tab/>maxW = 666</text:p>
      <text:p text:style-name="Preformatted_20_Text"><text:tab/><text:tab/><text:tab/><text:tab/>maxH = 666</text:p>
      <text:p text:style-name="Preformatted_20_Text"><text:tab/><text:tab/><text:tab/>}</text:p>
      <text:p text:style-name="Preformatted_20_Text"><text:tab/><text:tab/>}</text:p>
      <text:p text:style-name="Preformatted_20_Text"><text:tab/><text:tab/><text:tab/></text:p>
      <text:p text:style-name="Preformatted_20_Text"><text:tab/><text:tab/>2 {</text:p>
      <text:p text:style-name="Preformatted_20_Text"><text:tab/><text:tab/><text:tab/>marker = ###CUSTOM_IMAGE_TEXT###<text:tab/><text:tab/><text:tab/></text:p>
      <text:p text:style-name="Preformatted_20_Text"><text:tab/><text:tab/><text:tab/>index = 3</text:p>
      <text:p text:style-name="Preformatted_20_Text"><text:tab/><text:tab/><text:tab/>content = ###IMAGE_DESCRIPTION###</text:p>
      <text:p text:style-name="Preformatted_20_Text"><text:tab/><text:tab/>}</text:p>
      <text:p text:style-name="Preformatted_20_Text"><text:tab/>}</text:p>
      <text:p text:style-name="Preformatted_20_Text">}<text:line-break/><text:tab/><text:tab/><text:tab/></text:p>
      <text:p text:style-name="Standard"/>
      <text:p text:style-name="P3">Image specific</text:p>
      <text:p text:style-name="P4">Just use generic TypoScript within <text:span text:style-name="T5">content.</text:span><text:span text:style-name="T2"> </text:span></text:p>
      <text:p text:style-name="Preformatted_20_Text"><text:soft-page-break/><text:line-break/>plugin.tx_genericgallery_pi1.gallery.example {</text:p>
      <text:p text:style-name="Preformatted_20_Text"><text:tab/>custom {</text:p>
      <text:p text:style-name="Preformatted_20_Text"><text:tab/><text:tab/>1 {</text:p>
      <text:p text:style-name="Preformatted_20_Text"><text:tab/><text:tab/><text:tab/>marker = ###CUSTOM_FCE###</text:p>
      <text:p text:style-name="Preformatted_20_Text"><text:tab/><text:tab/><text:tab/>content {</text:p>
      <text:p text:style-name="Preformatted_20_Text"><text:tab/><text:tab/><text:tab/><text:tab/>example = TEXT</text:p>
      <text:p text:style-name="Preformatted_20_Text"><text:tab/><text:tab/><text:tab/><text:tab/>example.value = This works perfectly!</text:p>
      <text:p text:style-name="Preformatted_20_Text"><text:tab/><text:tab/><text:tab/><text:tab/>example.wrap = &lt;p&gt;|&lt;/p&gt;</text:p>
      <text:p text:style-name="Preformatted_20_Text"><text:tab/><text:tab/><text:tab/><text:tab/></text:p>
      <text:p text:style-name="Preformatted_20_Text"><text:tab/><text:tab/><text:tab/><text:tab/>example2 = RECORDS</text:p>
      <text:p text:style-name="Preformatted_20_Text"><text:tab/><text:tab/><text:tab/><text:tab/>example2.source = 233</text:p>
      <text:p text:style-name="Preformatted_20_Text"><text:tab/><text:tab/><text:tab/><text:tab/>example2.tables = tt_content</text:p>
      <text:p text:style-name="Preformatted_20_Text"><text:tab/><text:tab/><text:tab/>}</text:p>
      <text:p text:style-name="Preformatted_20_Text"><text:tab/><text:tab/>}</text:p>
      <text:p text:style-name="Preformatted_20_Text"><text:tab/>}</text:p>
      <text:p text:style-name="Preformatted_20_Text">}<text:line-break/><text:tab/><text:tab/><text:tab/></text:p>
      <text:p text:style-name="Standard"/>
      <text:h text:style-name="Heading_20_3" text:outline-level="3"><text:bookmark-start text:name="__RefHeading__869_20807607053"/>How to use Exif &amp; IPTC<text:bookmark-end text:name="__RefHeading__869_20807607053"/></text:h>
      <text:p text:style-name="Standard"><text:bookmark-start text:name="__RefHeading__1625_2135179150"/>Currently not possible <text:span text:style-name="T9">as FAL does not provide these information. </text:span><text:bookmark-end text:name="__RefHeading__1625_2135179150"/></text:p>
      <text:p text:style-name="Standard"/>
      <text:h text:style-name="Heading_20_3" text:outline-level="3"><text:bookmark-start text:name="__RefHeading__869_20807607052"/>How to use AJAX functionality<text:bookmark-end text:name="__RefHeading__869_20807607052"/></text:h>
      <text:p text:style-name="Standard">Use following URL with parameter uid (marker ###UID###) and type (json or xml) within your Java-Script AJAX requests.</text:p>
      <text:p text:style-name="Standard">Example URL:</text:p>
      <text:p text:style-name="Preformatted_20_Text"><text:line-break/>index.php?eID=generic_gallery&amp;uid=###UID###&amp;type=json</text:p>
      <text:p text:style-name="Preformatted_20_Text"/>
      <text:h text:style-name="Heading_20_3" text:outline-level="3"><text:bookmark-start text:name="__RefHeading__1049_647416020"/>Preview is cropped / has overflow:hidden<text:bookmark-end text:name="__RefHeading__1049_647416020"/></text:h>
      <text:p text:style-name="Standard">This is a problem because of the Busy Noggin Framework (EXT:templavoila_framework ). It adds a BE CSS file (typo3conf/ext/templavoila_framework/core_templates/css/backend.css) which sets an overflow: hidden and height: 45px to all previews. Just copy that file, change it and add following to your pageTS:</text:p>
      <text:p text:style-name="Preformatted_20_Text"><text:line-break/>mod.web_txtemplavoilaM1.stylesheet = ../fileadmin/templates/be_css/backend.css</text:p>
      <text:h text:style-name="Heading_20_2" text:outline-level="2"><text:bookmark-start text:name="__RefHeading__1627_2135179150"/>Updade Guide<text:bookmark-end text:name="__RefHeading__1627_2135179150"/></text:h>
      <text:p text:style-name="Text_20_body">Please take a look in the ChnageLog (typo3conf/ext/generic_gallery/ChangeLog).</text:p>
      <text:h text:style-name="Heading_20_3" text:outline-level="3"><text:bookmark-start text:name="__RefHeading__869_20807607051"/>Update from 0.2.0 to 0.3.0<text:bookmark-end text:name="__RefHeading__869_20807607051"/></text:h>
      <text:p text:style-name="Standard">Some template marker have changed to match extension marker naming more precise: </text:p>
      <text:list xml:id="list7013605937697331033" text:style-name="L4">
        <text:list-item>
          <text:p text:style-name="P16"><text:span text:style-name="T5">###WIDTH###</text:span> to <text:span text:style-name="T5">###IMAGE_WIDTH###</text:span></text:p>
        </text:list-item>
        <text:list-item>
          <text:p text:style-name="P16"><text:span text:style-name="T5">###HEIGHT###</text:span> to <text:span text:style-name="T5">###IMAGE_HEIGHT###</text:span></text:p>
        </text:list-item>
      </text:list>
      <text:p text:style-name="Standard"/>
      <text:p text:style-name="Standard">No other changes necessary, but recommended (TS option <text:span text:style-name="T5">marker</text:span> is more useful than <text:span text:style-name="T5">damMarker</text:span>).</text:p>
      <text:h text:style-name="Heading_20_3" text:outline-level="3"><text:bookmark-start text:name="__RefHeading__1051_647416020"/>Update from 0.3.2 to 0.3.3<text:bookmark-end text:name="__RefHeading__1051_647416020"/></text:h>
      <text:p text:style-name="Standard"><text:bookmark-start text:name="__RefHeading__1053_647416020"/>As there has been some changes to the RTE (IRRE description field) processing you probably need to link your hyperlinks within the RTE text again. At least if you like to have proper (RealUrl aware) links and not wrong ones like: http://domain.com/index.php?id=123 <text:bookmark-end text:name="__RefHeading__1053_647416020"/></text:p>
      <text:p text:style-name="Standard"/>
      <text:h text:style-name="Heading_20_3" text:outline-level="3"><text:bookmark-start text:name="__RefHeading__1829_1033255443"/>Update from 0.3.3 to 0.3.4<text:bookmark-end text:name="__RefHeading__1829_1033255443"/></text:h>
      <text:p text:style-name="Standard">Please make sure your non admin BE users still have access to all fields. You might need to change permissions of your BE user group.</text:p>
      <text:h text:style-name="Heading_20_3" text:outline-level="3"><text:bookmark-start text:name="__RefHeading__1312_1321369845"/>Update from 0.3.<text:span text:style-name="T8">x</text:span> to 0.<text:span text:style-name="T8">4.0</text:span><text:bookmark-end text:name="__RefHeading__1312_1321369845"/></text:h>
      <text:p text:style-name="Standard">First of all you need to upgrade TYPO3 to 6.x and migrate all DAM records to FAL. This task exceeds the scope of this documentation. </text:p>
      <text:list xml:id="list8849320048290945277" text:style-name="L5">
        <text:list-item>
          <text:p text:style-name="P17">You will need to install EXT:filemetadata and EXT:metadata</text:p>
        </text:list-item>
        <text:list-item>
          <text:p text:style-name="P18">Generic Gallery itself needs no DB migration but you will need to update yours TS and templates. </text:p>
        </text:list-item>
        <text:list-item>
          <text:p text:style-name="P18">All ###DAM_* marker have been removed. Use custom markers instead.</text:p>
        </text:list-item>
        <text:list-item>
          <text:p text:style-name="P19">You will know receive all meta data fields provided by FAL</text:p>
        </text:list-item>
      </text:list>
      <text:h text:style-name="Heading_20_2" text:outline-level="2"><text:bookmark-start text:name="__RefHeading__2659_1832922672"/>Known problems<text:bookmark-end text:name="__RefHeading__2659_1832922672"/></text:h>
      <text:p text:style-name="Text_20_body"><text:bookmark-start text:name="__RefHeading__2661_1832922672"/>Please see: <text:a xlink:type="simple" xlink:href="http://forge.typo3.org/projects/extension-generic_gallery/issues">http://forge.typo3.org/projects/extension-generic_gallery/issues</text:a><text:bookmark-end text:name="__RefHeading__2661_1832922672"/></text:p>
      <text:p text:style-name="Text_20_body"/>
      <text:h text:style-name="Heading_20_2" text:outline-level="2"><text:bookmark-start text:name="__RefHeading__2663_1832922672"/>To-Do list<text:bookmark-end text:name="__RefHeading__2663_1832922672"/></text:h>
      <text:p text:style-name="Text_20_body"><text:bookmark-start text:name="__RefHeading__2665_1832922672"/>Please take a look in the source and look for <text:span text:style-name="T5">ToDo</text:span> coments or see: http://forge.typo3.org/projects/extension-generic_gallery/issues<text:bookmark-end text:name="__RefHeading__2665_1832922672"/></text:p>
      <text:h text:style-name="Heading_20_2" text:outline-level="2"><text:bookmark-start text:name="__RefHeading__2667_1832922672"/>ChangeLog<text:bookmark-end text:name="__RefHeading__2667_1832922672"/></text:h>
      <text:p text:style-name="Text_20_body"><text:bookmark-start text:name="__RefHeading__2669_1832922672"/>Please see ChangeLog file in extension directory: typo3conf/ext/generic_gallery/<text:bookmark-end text:name="__RefHeading__2669_18329226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list-style-name="" style:class="text">
      <style:paragraph-properties fo:margin-top="0cm" fo:margin-bottom="0.212cm" style: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style:contextual-spacing="false" fo:text-align="start" style:justify-single-word="false" style:page-number="auto" fo:break-before="page" fo:background-color="transparent" style:vertical-align="auto">
        <style:tab-stops/>
        <style:drop-cap/>
        <style:background-image/>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style:paragraph-properties fo:margin-top="0cm" fo:margin-bottom="0cm" style: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list-style-name=""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list-style-name=""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list-style-name=""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list-style-name=""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5" draw:style-name="Mgr1" draw:text-style-name="MP2" svg:x1="-0.003cm" svg:y1="0.778cm" svg:x2="17.684cm" svg:y2="0.778cm"><text:p/></draw:line><text:span text:style-name="MT1"><draw:frame draw:style-name="Mfr1" draw:name="Grafik2" text:anchor-type="as-char" svg:y="-0.529cm" svg:width="2.29cm" svg:height="0.55cm" draw:z-index="12"><draw:image xlink:href="Pictures/100000000000007B000000223C9C2593.png" xlink:type="simple" xlink:show="embed" xlink:actuate="onLoad"/></draw:frame></text:span><text:span text:style-name="MT1"> </text:span><text:span text:style-name="MT1"><text:title>EXT: Generic Gallery</text:title></text:span><text:span text:style-name="MT1"> - </text:span><text:span text:style-name="MT1"><text:subject>generic_gallery</text:subject></text:span><text:span text:style-name="MT2"><text:tab/></text:span><text:span text:style-name="MT3"><text:chapter text:display="number" text:outline-level="2"/></text:span><text:span text:style-name="MT3"> </text:span><text:span text:style-name="MT3"><text:chapter text:display="name" text:outline-level="2">Tutorial</text:chapter></text:span></text:p>
      </style:header>
      <style:footer>
        <text:p text:style-name="MP3"><draw:frame draw:style-name="Mfr1" draw:name="Grafik6" text:anchor-type="as-char" svg:y="-0.529cm" svg:width="2.29cm" svg:height="0.55cm" draw:z-index="38"><draw:image xlink:href="Pictures/100000000000007B000000223C9C2593.png" xlink:type="simple" xlink:show="embed" xlink:actuate="onLoad"/></draw:frame><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dc:title>EXT: Generic Gallery</dc:title>
    <dc:subject>generic_gallery</dc:subject>
    <meta:creation-date>2010-02-18T17:33:18</meta:creation-date>
    <dc:date>2014-09-13T11:20:46.265000000</dc:date>
    <meta:keyword>forEditors</meta:keyword>
    <meta:keyword>forAdmins</meta:keyword>
    <meta:keyword>forBeginners</meta:keyword>
    <meta:keyword>fal</meta:keyword>
    <meta:keyword>gallery</meta:keyword>
    <meta:keyword>picture</meta:keyword>
    <meta:keyword>image</meta:keyword>
    <meta:keyword>slideshow</meta:keyword>
    <meta:keyword>slide</meta:keyword>
    <meta:keyword>java-script</meta:keyword>
    <meta:keyword>js</meta:keyword>
    <meta:keyword>template</meta:keyword>
    <meta:keyword>exif</meta:keyword>
    <meta:keyword>iptc</meta:keyword>
    <meta:keyword>ajax</meta:keyword>
    <meta:keyword>jquery</meta:keyword>
    <meta:keyword>mootools</meta:keyword>
    <meta:editing-cycles>312</meta:editing-cycles>
    <meta:editing-duration>PT23H54M28S</meta:editing-duration>
    <meta:document-statistic meta:table-count="5" meta:image-count="2" meta:object-count="0" meta:page-count="13" meta:paragraph-count="294" meta:word-count="1778" meta:character-count="11614" meta:non-whitespace-character-count="10012"/>
    <meta:user-defined meta:name="Author">Felix Nagel</meta:user-defined>
    <meta:user-defined meta:name="Email">info@felixnagel.com</meta:user-defined>
    <meta:user-defined meta:name="Info 4"/>
    <meta:user-defined meta:name="language (en, de, fr, nl, dk, es, ... )">en</meta:user-defined>
  </office:meta>
</office:document-meta>
</file>